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8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6.04cm" svg:y="1.07cm"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3.14cm" svg:y="1.07cm">
          <text:p text:style-name="P1">Activit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05cm" svg:y1="2.34cm" svg:x2="6.08cm" svg:y2="2.34cm">
          <text:p text:style-name="P1">Launch</text:p>
          <text:p text:style-name="P1">Intent</text:p>
        </draw:line>
        <draw:line draw:style-name="gr2" draw:text-style-name="P1" draw:layer="layout" svg:x1="8.606cm" svg:y1="2.34cm" svg:x2="13.065cm" svg:y2="2.34cm">
          <text:p text:style-name="P1">Do stuff</text:p>
          <text:p text:style-name="P1">Intent</text:p>
        </draw:line>
        <draw:custom-shape draw:style-name="gr3" draw:text-style-name="P1" draw:layer="layout" svg:width="2.54cm" svg:height="1.27cm" svg:x="6.08cm" svg:y="7.98cm">
          <text:p text:style-name="P1">Servic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3.61cm" svg:x2="7.35cm" svg:y2="8.055cm">
          <text:p text:style-name="P1"/>
          <text:p text:style-name="P1">Background</text:p>
        </draw:line>
        <draw:custom-shape draw:style-name="gr4" draw:text-style-name="P1" draw:layer="layout" svg:width="3.81cm" svg:height="3.175cm" svg:x="12.395cm" svg:y="6.78cm">
          <text:p text:style-name="P1">Content</text:p>
          <text:p text:style-name="P1">Provi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4.335cm" svg:y1="3.61cm" svg:x2="14.335cm" svg:y2="6.785cm">
          <text:p text:style-name="P1"><text:line-break/>Query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9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rwick Hunter</meta:initial-creator>
    <meta:creation-date>2011-07-03T11:41:54</meta:creation-date>
    <dc:date>2011-07-03T11:56:25</dc:date>
    <dc:creator>Warwick Hunter</dc:creator>
    <meta:editing-duration>PT8M41S</meta:editing-duration>
    <meta:editing-cycles>3</meta:editing-cycles>
    <meta:generator>OpenOffice.org/3.3$Unix OpenOffice.org_project/330m20$Build-9567</meta:generator>
    <meta:document-statistic meta:object-count="8"/>
  </office:meta>
</office:document-meta>
</file>